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5.75pt" style:font-size-complex="18pt"/>
    </style:style>
    <style:style style:name="P3" style:family="paragraph" style:parent-style-name="Text_20_body">
      <style:paragraph-properties fo:text-align="start" style:justify-single-word="false"/>
      <style:text-properties fo:font-size="16pt" style:text-underline-style="none" style:font-size-asian="14pt" style:font-size-complex="16pt"/>
    </style:style>
    <style:style style:name="P4" style:family="paragraph" style:parent-style-name="Text_20_body">
      <style:paragraph-properties fo:text-align="start" style:justify-single-word="false"/>
      <style:text-properties fo:font-size="16pt" style:text-underline-style="none" officeooo:rsid="000b8b1f" officeooo:paragraph-rsid="000b8b1f" style:font-size-asian="14pt" style:font-size-complex="16pt"/>
    </style:style>
    <style:style style:name="P5" style:family="paragraph" style:parent-style-name="Text_20_body">
      <style:paragraph-properties fo:text-align="start" style:justify-single-word="false"/>
      <style:text-properties officeooo:paragraph-rsid="000eb115"/>
    </style:style>
    <style:style style:name="T1" style:family="text">
      <style:text-properties officeooo:rsid="000c7ad6"/>
    </style:style>
    <style:style style:name="T2" style:family="text">
      <style:text-properties officeooo:rsid="000d3bff"/>
    </style:style>
    <style:style style:name="T3" style:family="text">
      <style:text-properties officeooo:rsid="00103aaa"/>
    </style:style>
    <style:style style:name="T4" style:family="text">
      <style:text-properties fo:font-size="16pt" style:text-underline-style="none" officeooo:rsid="000eb115" style:font-size-asian="14pt" style:font-size-complex="16pt"/>
    </style:style>
    <style:style style:name="T5" style:family="text">
      <style:text-properties fo:font-size="16pt" style:text-underline-style="none" officeooo:rsid="00103aaa" style:font-size-asian="14pt" style:font-size-complex="16pt"/>
    </style:style>
    <style:style style:name="T6" style:family="text">
      <style:text-properties fo:font-size="16pt" style:text-underline-style="none" officeooo:rsid="00118d3f" style:font-size-asian="14pt" style:font-size-complex="16pt"/>
    </style:style>
    <style:style style:name="T7" style:family="text">
      <style:text-properties style:font-name="Cantarell Extra Bold" fo:font-size="16pt" style:text-underline-style="none" officeooo:rsid="00118d3f" style:font-size-asian="14pt" style:font-size-complex="16pt"/>
    </style:style>
    <style:style style:name="T8" style:family="text">
      <style:text-properties style:font-name="Cantarell Extra Bold" fo:font-size="18pt" style:text-underline-style="none" officeooo:rsid="00118d3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title-display"/>Music To My Ears</text:h>
      <text:p text:style-name="P3"/>
      <text:p text:style-name="P3">This audio file is supposed to say the flag, but it's corrupted! ): &lt;br&gt; https://mega.nz/#!jexRzTzD!Fd3tD8ZcLquXJrsycMFUzozC9MHqaG-srUBfGREtL-0 &lt;br /&gt; &lt;br /&gt;Can you fix it and input the flag? &lt;br&gt;</text:p>
      <text:p text:style-name="P3"/>
      <text:p text:style-name="P4">This was an interesting challenge and I just read some information about .m4a files and what is its use. <text:span text:style-name="T1">Well I came up with a website which converts .m4a files to .wav and eventually to mp4. Here is its link</text:span><text:span text:style-name="T2">(This is for windows os)</text:span><text:span text:style-name="T1">: </text:span></text:p>
      <text:p text:style-name="P4"><text:a xlink:type="simple" xlink:href="http://sysfrontier.com/en/2014/12/31/hello-world/" text:style-name="Internet_20_link" text:visited-style-name="Visited_20_Internet_20_Link">http://sysfrontier.com/en/2014/12/31/hello-world/</text:a></text:p>
      <text:p text:style-name="P4"/>
      <text:p text:style-name="P5"><text:span text:style-name="T4">Following all these steps will get your flag(trust me when you hear the lady’s voice its a</text:span><text:span text:style-name="T5">n amazing</text:span><text:span text:style-name="T4"> feeling). </text:span><text:span text:style-name="T6">The flag is : </text:span><text:span text:style-name="T8">flag{1_c4n_f1x_it}</text:span></text:p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1T11:10:39.659770942</meta:creation-date>
    <dc:date>2020-05-21T11:20:26.053660275</dc:date>
    <meta:editing-duration>PT9M48S</meta:editing-duration>
    <meta:editing-cycles>11</meta:editing-cycles>
    <meta:generator>LibreOffice/6.4.3.2$Linux_X86_64 LibreOffice_project/747b5d0ebf89f41c860ec2a39efd7cb15b54f2d8</meta:generator>
    <meta:document-statistic meta:table-count="0" meta:image-count="0" meta:object-count="0" meta:page-count="1" meta:paragraph-count="5" meta:word-count="100" meta:character-count="637" meta:non-whitespace-character-count="541"/>
  </office:meta>
</office:document-meta>
</file>